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ff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ff0000"/>
    </style:style>
    <style:style style:name="T8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ff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2.00pt" style:text-position="super" fo:font-weight="normal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>
        <style:tab-stops>
          <style:tab-stop style:position="72.00pt"/>
          <style:tab-stop style:position="396.00pt"/>
        </style:tab-stops>
      </style:paragraph-properties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justify">
        <style:tab-stops>
          <style:tab-stop style:position="234.00pt"/>
          <style:tab-stop style:position="324.00pt"/>
          <style:tab-stop style:position="333.00pt"/>
          <style:tab-stop style:position="342.00pt"/>
          <style:tab-stop style:position="360.00pt"/>
          <style:tab-stop style:position="391.50pt"/>
        </style:tab-stops>
      </style:paragraph-properties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justify" fo:margin-left="-18.00pt" fo:text-indent="18.00pt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justify">
        <style:tab-stops>
          <style:tab-stop style:position="234.00pt"/>
          <style:tab-stop style:position="324.00pt"/>
          <style:tab-stop style:position="333.00pt"/>
          <style:tab-stop style:position="342.00pt"/>
          <style:tab-stop style:position="360.00pt"/>
          <style:tab-stop style:position="391.50pt"/>
        </style:tab-stops>
      </style:paragraph-properties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right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right"/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right"/>
    </style:style>
    <style:style style:name="P16" style:family="paragraph">
      <style:paragraph-properties fo:line-height="100.00%" fo:text-align="justify"/>
    </style:style>
    <style:style style:name="P17" style:family="paragraph">
      <style:paragraph-properties fo:line-height="100.00%" fo:text-align="center"/>
    </style:style>
    <style:style style:name="P18" style:family="paragraph">
      <style:paragraph-properties fo:line-height="100.00%" fo:text-align="right"/>
    </style:style>
    <style:style style:name="P19" style:family="paragraph">
      <style:paragraph-properties fo:line-height="100.00%" fo:text-align="justify"/>
    </style:style>
    <style:style style:name="P20" style:family="paragraph">
      <style:paragraph-properties fo:line-height="100.00%" fo:text-align="center"/>
    </style:style>
    <style:style style:name="P21" style:family="paragraph">
      <style:paragraph-properties fo:line-height="100.00%" fo:text-align="right"/>
    </style:style>
    <style:style style:name="P22" style:family="paragraph">
      <style:paragraph-properties fo:line-height="100.00%" fo:text-align="justify"/>
    </style:style>
    <style:style style:name="P23" style:family="paragraph">
      <style:paragraph-properties fo:line-height="100.00%" fo:text-align="justify">
        <style:tab-stops>
          <style:tab-stop style:position="234.00pt"/>
          <style:tab-stop style:position="324.00pt"/>
          <style:tab-stop style:position="333.00pt"/>
          <style:tab-stop style:position="342.00pt"/>
          <style:tab-stop style:position="360.00pt"/>
          <style:tab-stop style:position="391.50pt"/>
        </style:tab-stops>
      </style:paragraph-properties>
    </style:style>
    <style:style style:name="P24" style:family="paragraph">
      <style:paragraph-properties fo:line-height="100.00%" fo:text-align="right">
        <style:tab-stops>
          <style:tab-stop style:position="234.00pt"/>
          <style:tab-stop style:position="324.00pt"/>
          <style:tab-stop style:position="333.00pt"/>
          <style:tab-stop style:position="342.00pt"/>
          <style:tab-stop style:position="360.00pt"/>
          <style:tab-stop style:position="391.50pt"/>
        </style:tab-stops>
      </style:paragraph-properties>
    </style:style>
    <style:style style:name="P25" style:family="paragraph">
      <style:paragraph-properties fo:line-height="100.00%" fo:text-align="justify">
        <style:tab-stops>
          <style:tab-stop style:position="234.00pt"/>
          <style:tab-stop style:position="324.00pt"/>
          <style:tab-stop style:position="333.00pt"/>
          <style:tab-stop style:position="342.00pt"/>
          <style:tab-stop style:position="360.00pt"/>
          <style:tab-stop style:position="391.50pt"/>
        </style:tab-stops>
      </style:paragraph-properties>
    </style:style>
    <style:style style:name="P26" style:family="paragraph">
      <style:paragraph-properties fo:line-height="100.00%" fo:text-align="justify">
        <style:tab-stops>
          <style:tab-stop style:position="63.80pt"/>
          <style:tab-stop style:position="70.90pt"/>
          <style:tab-stop style:position="205.55pt"/>
          <style:tab-stop style:position="262.25pt"/>
          <style:tab-stop style:position="276.45pt"/>
        </style:tab-stops>
      </style:paragraph-properties>
    </style:style>
    <style:style style:name="P27" style:family="paragraph">
      <style:paragraph-properties fo:line-height="100.00%" fo:text-align="justify">
        <style:tab-stops>
          <style:tab-stop style:position="84.75pt"/>
        </style:tab-stops>
      </style:paragraph-properties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20.00%" fo:text-align="left" fo:margin-left="-18.00pt" fo:text-indent="18.00pt"/>
    </style:style>
    <style:style style:name="P29" style:family="paragraph">
      <style:paragraph-properties fo:line-height="120.00%" fo:text-align="left" fo:margin-left="-18.00pt" fo:text-indent="18.00pt">
        <style:tab-stops>
          <style:tab-stop style:position="66.75pt"/>
        </style:tab-stops>
      </style:paragraph-properties>
    </style:style>
    <style:style style:name="P30" style:family="paragraph">
      <style:paragraph-properties fo:line-height="100.00%" fo:text-align="justify" fo:margin-left="4.50pt" fo:text-indent="0.00pt">
        <style:tab-stops>
          <style:tab-stop style:position="234.00pt"/>
          <style:tab-stop style:position="324.00pt"/>
          <style:tab-stop style:position="333.00pt"/>
          <style:tab-stop style:position="342.00pt"/>
          <style:tab-stop style:position="360.00pt"/>
          <style:tab-stop style:position="391.50pt"/>
        </style:tab-stops>
      </style:paragraph-properties>
    </style:style>
    <style:style style:name="P31" style:family="paragraph">
      <style:paragraph-properties fo:line-height="115.00%" fo:text-align="justify">
        <style:tab-stops>
          <style:tab-stop style:position="310.50pt" style:type="right"/>
        </style:tab-stops>
      </style:paragraph-properties>
    </style:style>
    <style:style style:name="P32" style:family="paragraph">
      <style:paragraph-properties fo:line-height="100.00%" fo:text-align="left" fo:margin-left="5.10pt" fo:text-indent="-5.10pt">
        <style:tab-stops>
          <style:tab-stop style:position="37.60pt"/>
          <style:tab-stop style:position="32891.40pt"/>
          <style:tab-stop style:position="448176.55pt" style:type="right"/>
          <style:tab-stop style:position="100986.90pt"/>
          <style:tab-stop style:position="22.55pt"/>
          <style:tab-stop style:position="32891.40pt"/>
          <style:tab-stop style:position="448176.55pt" style:type="right"/>
          <style:tab-stop style:position="411092.50pt"/>
          <style:tab-stop style:position="24.15pt"/>
          <style:tab-stop style:position="32891.40pt"/>
          <style:tab-stop style:position="448176.55pt" style:type="right"/>
          <style:tab-stop style:position="664775.70pt" style:char="." style:type="char"/>
          <style:tab-stop style:position="30.15pt"/>
        </style:tab-stops>
      </style:paragraph-properties>
    </style:style>
    <style:style style:name="P33" style:family="paragraph">
      <style:paragraph-properties fo:line-height="115.00%" fo:text-align="justify">
        <style:tab-stops>
          <style:tab-stop style:position="310.50pt" style:type="right"/>
        </style:tab-stops>
      </style:paragraph-properties>
    </style:style>
    <style:style style:name="P34" style:family="paragraph">
      <style:paragraph-properties fo:line-height="115.00%" fo:text-align="center">
        <style:tab-stops>
          <style:tab-stop style:position="310.50pt" style:type="right"/>
        </style:tab-stops>
      </style:paragraph-properties>
    </style:style>
    <style:style style:name="P35" style:family="paragraph">
      <style:paragraph-properties fo:line-height="100.00%" fo:text-align="left" fo:margin-left="5.10pt" fo:text-indent="-5.10pt">
        <style:tab-stops>
          <style:tab-stop style:position="37.60pt"/>
          <style:tab-stop style:position="32891.40pt"/>
          <style:tab-stop style:position="448176.55pt" style:type="right"/>
          <style:tab-stop style:position="100986.90pt"/>
          <style:tab-stop style:position="22.55pt"/>
          <style:tab-stop style:position="32891.40pt"/>
          <style:tab-stop style:position="448176.55pt" style:type="right"/>
          <style:tab-stop style:position="411092.50pt"/>
          <style:tab-stop style:position="24.15pt"/>
          <style:tab-stop style:position="32891.40pt"/>
          <style:tab-stop style:position="448176.55pt" style:type="right"/>
          <style:tab-stop style:position="664775.70pt" style:char="." style:type="char"/>
          <style:tab-stop style:position="30.15pt"/>
        </style:tab-stops>
      </style:paragraph-properties>
    </style:style>
    <style:style style:name="P36" style:family="paragraph">
      <style:paragraph-properties fo:line-height="100.00%" fo:text-align="left" fo:margin-left="5.10pt" fo:text-indent="-5.10pt">
        <style:tab-stops>
          <style:tab-stop style:position="37.60pt"/>
          <style:tab-stop style:position="32891.40pt"/>
          <style:tab-stop style:position="448176.55pt" style:type="right"/>
          <style:tab-stop style:position="339246.10pt"/>
          <style:tab-stop style:position="22.55pt"/>
          <style:tab-stop style:position="32891.40pt"/>
          <style:tab-stop style:position="448176.55pt" style:type="right"/>
          <style:tab-stop style:position="42618.90pt"/>
          <style:tab-stop style:position="24.15pt"/>
          <style:tab-stop style:position="32891.40pt"/>
          <style:tab-stop style:position="448176.55pt" style:type="right"/>
          <style:tab-stop style:position="-5.10pt"/>
          <style:tab-stop style:position="30.15pt"/>
        </style:tab-stops>
      </style:paragraph-properties>
    </style:style>
    <style:style style:name="P37" style:family="paragraph">
      <style:paragraph-properties fo:line-height="115.00%" fo:text-align="center">
        <style:tab-stops>
          <style:tab-stop style:position="310.50pt" style:type="right"/>
        </style:tab-stops>
      </style:paragraph-properties>
    </style:style>
    <style:style style:name="P38" style:family="paragraph">
      <style:paragraph-properties fo:line-height="115.00%" fo:text-align="justify">
        <style:tab-stops>
          <style:tab-stop style:position="310.50pt" style:type="right"/>
        </style:tab-stops>
      </style:paragraph-properties>
    </style:style>
    <style:style style:name="P39" style:family="paragraph">
      <style:paragraph-properties fo:line-height="100.00%" fo:text-align="left" fo:margin-left="5.10pt" fo:text-indent="-5.10pt">
        <style:tab-stops>
          <style:tab-stop style:position="37.60pt"/>
          <style:tab-stop style:position="32891.40pt"/>
          <style:tab-stop style:position="448176.55pt" style:type="right"/>
          <style:tab-stop style:position="339246.10pt"/>
          <style:tab-stop style:position="22.55pt"/>
          <style:tab-stop style:position="32891.40pt"/>
          <style:tab-stop style:position="448176.55pt" style:type="right"/>
          <style:tab-stop style:position="42618.90pt"/>
          <style:tab-stop style:position="24.15pt"/>
          <style:tab-stop style:position="32891.40pt"/>
          <style:tab-stop style:position="448176.55pt" style:type="right"/>
          <style:tab-stop style:position="-5.10pt"/>
          <style:tab-stop style:position="30.15pt"/>
        </style:tab-stops>
      </style:paragraph-properties>
    </style:style>
    <style:style style:name="P40" style:family="paragraph">
      <style:paragraph-properties fo:line-height="100.00%" fo:text-align="left" fo:margin-left="5.10pt" fo:text-indent="-5.10pt">
        <style:tab-stops>
          <style:tab-stop style:position="37.60pt"/>
          <style:tab-stop style:position="32891.40pt"/>
          <style:tab-stop style:position="448176.55pt" style:type="right"/>
          <style:tab-stop style:position="339246.10pt"/>
          <style:tab-stop style:position="22.55pt"/>
          <style:tab-stop style:position="32891.40pt"/>
          <style:tab-stop style:position="448176.55pt" style:type="right"/>
          <style:tab-stop style:position="42618.90pt"/>
          <style:tab-stop style:position="24.15pt"/>
          <style:tab-stop style:position="32891.40pt"/>
          <style:tab-stop style:position="448176.55pt" style:type="right"/>
          <style:tab-stop style:position="-5.10pt"/>
          <style:tab-stop style:position="30.15pt"/>
        </style:tab-stops>
      </style:paragraph-properties>
    </style:style>
    <style:style style:name="P41" style:family="paragraph">
      <style:paragraph-properties fo:line-height="115.00%" fo:text-align="center">
        <style:tab-stops>
          <style:tab-stop style:position="310.50pt" style:type="right"/>
        </style:tab-stops>
      </style:paragraph-properties>
    </style:style>
    <style:style style:name="P42" style:family="paragraph">
      <style:paragraph-properties fo:line-height="115.00%" fo:text-align="justify">
        <style:tab-stops>
          <style:tab-stop style:position="310.50pt" style:type="right"/>
        </style:tab-stops>
      </style:paragraph-properties>
    </style:style>
    <style:style style:name="P43" style:family="paragraph">
      <style:paragraph-properties fo:line-height="100.00%" fo:text-align="left" fo:margin-left="5.10pt" fo:text-indent="-5.10pt">
        <style:tab-stops>
          <style:tab-stop style:position="37.60pt"/>
          <style:tab-stop style:position="32891.40pt"/>
          <style:tab-stop style:position="448176.55pt" style:type="right"/>
          <style:tab-stop style:position="339246.10pt"/>
          <style:tab-stop style:position="22.55pt"/>
          <style:tab-stop style:position="32891.40pt"/>
          <style:tab-stop style:position="448176.55pt" style:type="right"/>
          <style:tab-stop style:position="42618.90pt"/>
          <style:tab-stop style:position="24.15pt"/>
          <style:tab-stop style:position="32891.40pt"/>
          <style:tab-stop style:position="448176.55pt" style:type="right"/>
          <style:tab-stop style:position="-5.10pt"/>
          <style:tab-stop style:position="30.15pt"/>
        </style:tab-stops>
      </style:paragraph-properties>
    </style:style>
    <style:style style:name="P44" style:family="paragraph">
      <style:paragraph-properties fo:line-height="115.00%" fo:text-align="center">
        <style:tab-stops>
          <style:tab-stop style:position="310.50pt" style:type="right"/>
        </style:tab-stops>
      </style:paragraph-properties>
    </style:style>
    <style:style style:name="P45" style:family="paragraph">
      <style:paragraph-properties fo:line-height="115.00%" fo:text-align="justify">
        <style:tab-stops>
          <style:tab-stop style:position="310.50pt" style:type="right"/>
        </style:tab-stops>
      </style:paragraph-properties>
    </style:style>
    <style:style style:name="P46" style:family="paragraph">
      <style:paragraph-properties fo:line-height="100.00%" fo:text-align="left" fo:margin-left="5.10pt" fo:text-indent="-5.10pt">
        <style:tab-stops>
          <style:tab-stop style:position="37.60pt"/>
          <style:tab-stop style:position="32891.40pt"/>
          <style:tab-stop style:position="448176.55pt" style:type="right"/>
          <style:tab-stop style:position="339246.10pt"/>
          <style:tab-stop style:position="22.55pt"/>
          <style:tab-stop style:position="32891.40pt"/>
          <style:tab-stop style:position="448176.55pt" style:type="right"/>
          <style:tab-stop style:position="42618.90pt"/>
          <style:tab-stop style:position="24.15pt"/>
          <style:tab-stop style:position="32891.40pt"/>
          <style:tab-stop style:position="448176.55pt" style:type="right"/>
          <style:tab-stop style:position="-5.10pt"/>
          <style:tab-stop style:position="30.15pt"/>
        </style:tab-stops>
      </style:paragraph-properties>
    </style:style>
    <style:style style:name="P47" style:family="paragraph">
      <style:paragraph-properties fo:line-height="115.00%" fo:text-align="center">
        <style:tab-stops>
          <style:tab-stop style:position="310.50pt" style:type="right"/>
        </style:tab-stops>
      </style:paragraph-properties>
    </style:style>
    <style:style style:name="P48" style:family="paragraph">
      <style:paragraph-properties fo:line-height="115.00%" fo:text-align="justify">
        <style:tab-stops>
          <style:tab-stop style:position="310.50pt" style:type="right"/>
        </style:tab-stops>
      </style:paragraph-properties>
    </style:style>
    <style:style style:name="P49" style:family="paragraph">
      <style:paragraph-properties fo:line-height="100.00%" fo:text-align="left" fo:margin-left="5.10pt" fo:text-indent="-5.10pt">
        <style:tab-stops>
          <style:tab-stop style:position="37.60pt"/>
          <style:tab-stop style:position="32891.40pt"/>
          <style:tab-stop style:position="448176.55pt" style:type="right"/>
          <style:tab-stop style:position="339246.10pt"/>
          <style:tab-stop style:position="22.55pt"/>
          <style:tab-stop style:position="32891.40pt"/>
          <style:tab-stop style:position="448176.55pt" style:type="right"/>
          <style:tab-stop style:position="42618.90pt"/>
          <style:tab-stop style:position="24.15pt"/>
          <style:tab-stop style:position="32891.40pt"/>
          <style:tab-stop style:position="448176.55pt" style:type="right"/>
          <style:tab-stop style:position="-5.10pt"/>
          <style:tab-stop style:position="30.15pt"/>
        </style:tab-stops>
      </style:paragraph-properties>
    </style:style>
    <style:style style:name="P50" style:family="paragraph">
      <style:paragraph-properties fo:line-height="115.00%" fo:text-align="center">
        <style:tab-stops>
          <style:tab-stop style:position="310.50pt" style:type="right"/>
        </style:tab-stops>
      </style:paragraph-properties>
    </style:style>
    <style:style style:name="P51" style:family="paragraph">
      <style:paragraph-properties fo:line-height="115.00%" fo:text-align="justify">
        <style:tab-stops>
          <style:tab-stop style:position="310.50pt" style:type="right"/>
        </style:tab-stops>
      </style:paragraph-properties>
    </style:style>
    <style:style style:name="P52" style:family="paragraph">
      <style:paragraph-properties fo:line-height="100.00%" fo:text-align="left" fo:margin-left="5.10pt" fo:text-indent="-5.10pt">
        <style:tab-stops>
          <style:tab-stop style:position="37.60pt"/>
          <style:tab-stop style:position="32891.40pt"/>
          <style:tab-stop style:position="448176.55pt" style:type="right"/>
          <style:tab-stop style:position="339246.10pt"/>
          <style:tab-stop style:position="22.55pt"/>
          <style:tab-stop style:position="32891.40pt"/>
          <style:tab-stop style:position="448176.55pt" style:type="right"/>
          <style:tab-stop style:position="42618.90pt"/>
          <style:tab-stop style:position="24.15pt"/>
          <style:tab-stop style:position="32891.40pt"/>
          <style:tab-stop style:position="448176.55pt" style:type="right"/>
          <style:tab-stop style:position="-5.10pt"/>
          <style:tab-stop style:position="30.15pt"/>
        </style:tab-stops>
      </style:paragraph-properties>
    </style:style>
    <style:style style:name="P53" style:family="paragraph">
      <style:paragraph-properties fo:line-height="115.00%" fo:text-align="justify">
        <style:tab-stops>
          <style:tab-stop style:position="310.50pt" style:type="right"/>
        </style:tab-stops>
      </style:paragraph-properties>
    </style:style>
    <style:style style:name="P54" style:family="paragraph">
      <style:paragraph-properties fo:line-height="100.00%" fo:text-align="justify"/>
    </style:style>
    <text:list-style style:name="L5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5" style:family="paragraph">
      <style:paragraph-properties fo:line-height="100.00%" fo:text-align="justify" fo:margin-left="-18.00pt" fo:text-indent="18.00pt"/>
    </style:style>
    <style:style style:name="P56" style:family="paragraph">
      <style:paragraph-properties fo:line-height="100.00%" fo:text-align="justify" fo:margin-left="216.00pt" fo:text-indent="0.00pt"/>
    </style:style>
    <style:style style:name="P57" style:family="paragraph">
      <style:paragraph-properties fo:line-height="100.00%" fo:text-align="left"/>
    </style:style>
    <style:style style:name="TableColumn0100" style:family="table-column">
      <style:table-column-properties style:column-width="0.593056in"/>
    </style:style>
    <style:style style:name="TableColumn0101" style:family="table-column">
      <style:table-column-properties style:column-width="0.384028in"/>
    </style:style>
    <style:style style:name="TableColumn0102" style:family="table-column">
      <style:table-column-properties style:column-width="0.406250in"/>
    </style:style>
    <style:style style:name="TableColumn0103" style:family="table-column">
      <style:table-column-properties style:column-width="0.489583in"/>
    </style:style>
    <style:style style:name="TableColumn0104" style:family="table-column">
      <style:table-column-properties style:column-width="0.489583in"/>
    </style:style>
    <style:style style:name="TableColumn0105" style:family="table-column">
      <style:table-column-properties style:column-width="0.498611in"/>
    </style:style>
    <style:style style:name="TableColumn0106" style:family="table-column">
      <style:table-column-properties style:column-width="0.489583in"/>
    </style:style>
    <style:style style:name="TableColumn0107" style:family="table-column">
      <style:table-column-properties style:column-width="0.489583in"/>
    </style:style>
    <style:style style:name="TableColumn0108" style:family="table-column">
      <style:table-column-properties style:column-width="0.499306in"/>
    </style:style>
    <style:style style:name="TableColumn0109" style:family="table-column">
      <style:table-column-properties style:column-width="0.489583in"/>
    </style:style>
    <style:style style:name="TableColumn0110" style:family="table-column">
      <style:table-column-properties style:column-width="0.488889in"/>
    </style:style>
    <style:style style:name="TableColumn0111" style:family="table-column">
      <style:table-column-properties style:column-width="0.500694in"/>
    </style:style>
    <style:style style:name="TableColumn0112" style:family="table-column">
      <style:table-column-properties style:column-width="0.505556in"/>
    </style:style>
    <style:style style:name="Table01" style:family="table">
      <style:table-properties style:width="6.32430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001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002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003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004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005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006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007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008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009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010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011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012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Row0101" style:family="table-row">
      <style:table-row-properties style:min-row-height="0.222222in"/>
    </style:style>
    <style:style style:name="TableCell010100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101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102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103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104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105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106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107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108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109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110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111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112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201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202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203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204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205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206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207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208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209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210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211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212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301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302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303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304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305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306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307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308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309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310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311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312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401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402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403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404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405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406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407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408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409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410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411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412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501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502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503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504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505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506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507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508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509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510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511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  <style:style style:name="TableCell010512" style:family="table-cell">
      <style:table-cell-properties fo:border-top="0.006944in solid #000001" fo:border-left="0.006944in solid #000001" fo:border-right="0.006944in solid #000001" fo:border-bottom="0.006944in solid #000001" fo:padding-left="0.070833in" fo:padding-right="0.070833in" fo:vertical-align="top" fo:background-color="#ffffff"/>
    </style:style>
  </office:automatic-styles>
  <office:body>
    <office:text>
      <text:p text:style-name="P1"><text:span text:style-name="T1">ENGINEERING MANAGEMENT</text:span></text:p>
      <text:p text:style-name="P1"><text:span text:style-name="T1">(Institution Level Core Paper) </text:span></text:p>
      <text:p text:style-name="P2"><text:span text:style-name="T2"/></text:p>
      <text:p text:style-name="P3"><text:span text:style-name="T3">Sub Code<text:s text:c="4"/>:<text:s text:c="2"/>15HU801<text:tab/><text:s text:c="33"/><text:tab/><text:tab/><text:tab/><text:tab/><text:tab/> <text:tab/> Credits<text:s text:c="14"/>:<text:s text:c="4"/>04</text:span></text:p>
      <text:p text:style-name="P3"><text:span text:style-name="T3">Hrs/Week<text:s text:c="4"/>:<text:s text:c="2"/>4+0+0+0<text:tab/><text:tab/><text:tab/><text:s text:c="9"/><text:tab/><text:tab/><text:tab/><text:tab/><text:tab/><text:tab/> Total Hours<text:s text:c="6"/>:<text:s text:c="4"/>50</text:span></text:p>
      <text:p text:style-name="P4"><text:span text:style-name="T4"/></text:p>
      <text:p text:style-name="P4"><text:span text:style-name="T5">Course Learning Objectives</text:span></text:p>
      <text:p text:style-name="P4"><text:span text:style-name="T6"/></text:p>
      <text:p text:style-name="P4"><text:span text:style-name="T7">This Course will enable students to</text:span></text:p>
      <text:p text:style-name="P4"><text:span text:style-name="T8"/></text:p>
      <text:list text:style-name="L5">
        <text:list-item>
          <text:p text:style-name="P5"><text:span text:style-name="T9">develop basic management knowledge essential to make a managerial career in professional life.</text:span></text:p>
        </text:list-item>
        <text:list-item>
          <text:p text:style-name="P5"><text:span text:style-name="T9">impart some of the crucial and basic skills required to work in teams such as – communication skill, leadership traits, motivation techniques, personal and personnel management skills</text:span></text:p>
        </text:list-item>
        <text:list-item>
          <text:p text:style-name="P5"><text:span text:style-name="T9">gain basic knowledge about production management, marketing strategies, consumer requirements and behaviour, marketing activities, </text:span></text:p>
        </text:list-item>
        <text:list-item>
          <text:p text:style-name="P5"><text:span text:style-name="T9">understand the basics of accounting and finance and financial markets, managing engineering technology, project evaluation and selection</text:span></text:p>
        </text:list-item>
        <text:list-item>
          <text:p text:style-name="P5"><text:span text:style-name="T9">create awareness among the engineering students about their social responsibilities and obligations.</text:span></text:p>
        </text:list-item>
      </text:list>
      <text:p text:style-name="P6"><text:span text:style-name="T10"/></text:p>
      <text:p text:style-name="P6"><text:span text:style-name="T10"/></text:p>
      <text:p text:style-name="P7"><text:span text:style-name="T10"/></text:p>
      <text:p text:style-name="P8"><text:span text:style-name="T11">UNIT I</text:span></text:p>
      <text:p text:style-name="P9"><text:span text:style-name="T12"/></text:p>
      <text:p text:style-name="P10"><text:span text:style-name="T13">Management:</text:span><text:span text:style-name="T14"><text:s/>Meaning – Functions of Management</text:span></text:p>
      <text:p text:style-name="P10"><text:span text:style-name="T14"><text:tab/><text:tab/><text:tab/><text:tab/></text:span><text:span text:style-name="T15"><text:s/></text:span></text:p>
      <text:p text:style-name="P10"><text:span text:style-name="T15">Planning</text:span><text:span text:style-name="T16"><text:s/>– Nature and Importance of Planning, Planning Premises and Planning Horizon.</text:span></text:p>
      <text:p text:style-name="P10"><text:span text:style-name="T17"/></text:p>
      <text:p text:style-name="P10"><text:span text:style-name="T18">Objectives</text:span><text:span text:style-name="T19"><text:s/>– Meaning, Characteristics/Qualities of Sound Objective. </text:span></text:p>
      <text:p text:style-name="P10"><text:span text:style-name="T20"/></text:p>
      <text:p text:style-name="P10"><text:span text:style-name="T21">Forecasting</text:span><text:span text:style-name="T22"><text:s/>– Meaning, Methods of Forecasting (Qualitative methods and Quantitative methods – simple moving average method, weighted moving average method, exponential smoothing method, simple regression model)</text:span></text:p>
      <text:p text:style-name="P10"><text:span text:style-name="T23"/></text:p>
      <text:p text:style-name="P10"><text:span text:style-name="T24">Break Even Analysis</text:span><text:span text:style-name="T25"><text:s/>– Meaning of Break-Even Point, Margin of Safety and estimation<text:tab/><text:tab/><text:tab/><text:tab/><text:tab/><text:tab/><text:tab/><text:tab/><text:tab/><text:tab/><text:tab/><text:tab/></text:span><text:span text:style-name="T26">10 Hrs</text:span><text:span text:style-name="T27"><text:tab/><text:tab/><text:tab/><text:tab/><text:tab/><text:tab/><text:tab/></text:span><text:span text:style-name="T28"><text:s/></text:span></text:p>
      <text:p text:style-name="P10"><text:span text:style-name="T29"><text:tab/><text:tab/><text:tab/><text:tab/><text:tab/><text:tab/><text:tab/></text:span></text:p>
      <text:p text:style-name="P10"><text:span text:style-name="T29"><text:tab/><text:tab/></text:span></text:p>
      <text:p text:style-name="P11"><text:span text:style-name="T30">UNIT II</text:span></text:p>
      <text:p text:style-name="P12"><text:span text:style-name="T31"/></text:p>
      <text:p text:style-name="P13"><text:span text:style-name="T32">Organizing:<text:s/></text:span><text:span text:style-name="T33">Meaning, Legal Forms of Organization – Sole Proprietorship, Partnership, Corporation/Company, Co-operatives – Meaning and Features only)<text:tab/></text:span></text:p>
      <text:p text:style-name="P13"><text:span text:style-name="T33"><text:tab/></text:span><text:span text:style-name="T34"><text:s/></text:span></text:p>
      <text:p text:style-name="P13"><text:span text:style-name="T34">Delegation of Authority and Span of Control</text:span><text:span text:style-name="T35"><text:s/>– Meaning, Factors Determining the Span of Control.</text:span></text:p>
      <text:p text:style-name="P13"><text:span text:style-name="T36"/></text:p>
      <text:p text:style-name="P13"><text:span text:style-name="T37">Human Aspects of Management -<text:s/></text:span><text:span text:style-name="T38">Manpower Planning, Employing People (Recruitment, Selection Process, Making Job Offer, the Induction Process, Cost of Employing New Staff, Termination of Employment), Training and Development – Conducting Training and Methods of Training.<text:tab/><text:tab/></text:span></text:p>
      <text:p text:style-name="P13"><text:span text:style-name="T38"><text:tab/><text:tab/><text:tab/><text:tab/></text:span><text:span text:style-name="T39"><text:s text:c="3"/></text:span></text:p>
      <text:p text:style-name="P13"><text:span text:style-name="T39">Performance Appraisal</text:span><text:span text:style-name="T40"><text:s/>– aims and formal schemes/methods of performance appraisal, 360 degree performance appraisal.<text:tab/><text:tab/><text:tab/><text:tab/><text:tab/><text:tab/><text:tab/><text:tab/><text:tab/><text:tab/><text:tab/><text:tab/><text:tab/><text:tab/><text:tab/><text:tab/><text:tab/><text:tab/></text:span><text:span text:style-name="T41">10 Hrs</text:span></text:p>
      <text:p text:style-name="P13"><text:span text:style-name="T42"/></text:p>
      <text:p text:style-name="P13"><text:span text:style-name="T42"/></text:p>
      <text:p text:style-name="P14"><text:span text:style-name="T43">UNIT III</text:span></text:p>
      <text:p text:style-name="P15"><text:span text:style-name="T44"/></text:p>
      <text:p text:style-name="P16"><text:span text:style-name="T45">Motivation</text:span><text:span text:style-name="T46"><text:s/>– Meaning, Theories of motivation (the Carrot and the Stick, Maslow’s Need Hierarchy theory, Herzberg’s Motivation-Hygiene theory, McClelland’s Trio of Needs, Theory - X and Theory – Y, Self-Motivation, General Motivational Techniques),.<text:tab/></text:span></text:p>
      <text:p text:style-name="P16"><text:span text:style-name="T46"><text:tab/><text:tab/><text:tab/><text:tab/></text:span><text:span text:style-name="T47"><text:s/></text:span></text:p>
      <text:p text:style-name="P16"><text:span text:style-name="T47">Leadership</text:span><text:span text:style-name="T48"><text:s/>– Meaning, Ingredients/Traits of leadership, styles of leadership – Blake and Mouton's Managerial Grid<text:tab/><text:tab/><text:tab/><text:tab/><text:tab/><text:tab/><text:tab/><text:tab/><text:tab/><text:tab/><text:tab/><text:tab/><text:tab/><text:tab/><text:tab/><text:tab/><text:tab/><text:tab/><text:tab/><text:tab/></text:span><text:span text:style-name="T49">08 Hrs</text:span></text:p>
      <text:p text:style-name="P16"><text:span text:style-name="T50"><text:tab/><text:tab/></text:span></text:p>
      <text:p text:style-name="P17"><text:span text:style-name="T51">UNIT IV</text:span></text:p>
      <text:p text:style-name="P18"><text:span text:style-name="T52"/></text:p>
      <text:p text:style-name="P19"><text:span text:style-name="T53">Controlling</text:span><text:span text:style-name="T54"><text:s/>– Meaning, Controlling Process, Three Perspectives on the Timing of Control, Types of Control, Characteristics of Effective Control System.<text:tab/></text:span></text:p>
      <text:p text:style-name="P19"><text:span text:style-name="T55"/></text:p>
      <text:p text:style-name="P19"><text:span text:style-name="T56">Project Evaluation Techniques:<text:s/></text:span><text:span text:style-name="T57">Interest Rate Calculations, Simple Interest, Compound Interest, Effective Rate of Interest, Payback Time, Present Worth, Future Worth, Annual Worth Calculations.<text:tab/><text:tab/><text:tab/><text:tab/></text:span><text:span text:style-name="T58"><text:s/></text:span></text:p>
      <text:p text:style-name="P19"><text:span text:style-name="T59"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60">12 Hrs</text:span><text:span text:style-name="T61"><text:tab/></text:span></text:p>
      <text:p text:style-name="P20"><text:span text:style-name="T62"/></text:p>
      <text:p text:style-name="P20"><text:span text:style-name="T63">UNIT V</text:span></text:p>
      <text:p text:style-name="P21"><text:span text:style-name="T64"/></text:p>
      <text:p text:style-name="P22"><text:span text:style-name="T65">Project Planning Tools</text:span><text:span text:style-name="T66"><text:s/>– Gantt (Bar) Charts, Network Analysis – PERT and CPM - Crashing the Project completion duration using network analysis.</text:span></text:p>
      <text:p text:style-name="P22"><text:span text:style-name="T67"/></text:p>
      <text:p text:style-name="P23"><text:span text:style-name="T68">Depreciation –<text:s/></text:span><text:span text:style-name="T69">Types and Causes, Computing Depreciation (using straight line method only) – Estimation of Sunk Cost.</text:span><text:span text:style-name="T70"><text:tab/><text:tab/><text:tab/><text:tab/><text:tab/><text:tab/><text:tab/><text:tab/><text:tab/></text:span></text:p>
      <text:p text:style-name="P24"><text:span text:style-name="T70">12 Hrs</text:span></text:p>
      <text:p text:style-name="P25"><text:span text:style-name="T71"/></text:p>
      <text:p text:style-name="P25"><text:span text:style-name="T71"/></text:p>
      <text:p text:style-name="P25"><text:span text:style-name="T72">Course Outcomes</text:span></text:p>
      <text:p text:style-name="P26"><text:span text:style-name="T73"/></text:p>
      <text:p text:style-name="P27"><text:span text:style-name="T74">At the end of the course the student will be able to:</text:span></text:p>
      <text:p text:style-name="P27"><text:span text:style-name="T75"/></text:p>
      <text:list text:style-name="L28">
        <text:list-item>
          <text:p text:style-name="P28"><text:span text:style-name="T76">Demonstrate the basic management skills required for a professional<text:s text:c="2"/></text:span></text:p>
        </text:list-item>
        <text:list-item>
          <text:p text:style-name="P28"><text:span text:style-name="T76">Apply team<text:s text:c="2"/>work,<text:s text:c="2"/>communication skill, leadership traits, motivation techniques</text:span></text:p>
        </text:list-item>
        <text:list-item>
          <text:p text:style-name="P28"><text:span text:style-name="T76">Practice of personal management, production management, financial management, accounting, marketing ,etc. in personal and professional life.</text:span></text:p>
        </text:list-item>
        <text:list-item>
          <text:p text:style-name="P28"><text:span text:style-name="T76">Demonstrate the management of engineering technology, project evaluation and selection. </text:span></text:p>
        </text:list-item>
        <text:list-item>
          <text:p text:style-name="P29"><text:span text:style-name="T77">Practice social responsibilities in real life. </text:span></text:p>
        </text:list-item>
      </text:list>
      <text:p text:style-name="P30"><text:span text:style-name="T78"/></text:p>
      <text:p text:style-name="P30"><text:span text:style-name="T78"/></text:p>
      <text:p text:style-name="P30"><text:span text:style-name="T79">Mapping of POs &amp; COs:</text:span><text:span text:style-name="T80"><text:s/></text:span></text:p>
      <text:p text:style-name="P31"><text:span text:style-name="T81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column table:style-name="TableColumn0107"/>
        <table:table-column table:style-name="TableColumn0108"/>
        <table:table-column table:style-name="TableColumn0109"/>
        <table:table-column table:style-name="TableColumn0110"/>
        <table:table-column table:style-name="TableColumn0111"/>
        <table:table-column table:style-name="TableColumn0112"/>
        <table:table-row table:style-name="TableRow0100">
          <table:table-cell table:style-name="TableCell010000">
            <text:p text:style-name="P33"><text:span text:style-name="T82"><text:s text:c="3"/></text:span><text:span text:style-name="T83">POs</text:span></text:p>
            <text:p text:style-name="P33"><text:span text:style-name="T83">COs</text:span><text:span text:style-name="T84"/></text:p>
          </table:table-cell>
          <table:table-cell table:style-name="TableCell010001">
            <text:p text:style-name="P34"><text:span text:style-name="T85">a</text:span><text:span text:style-name="T86"/></text:p>
          </table:table-cell>
          <table:table-cell table:style-name="TableCell010002">
            <text:p text:style-name="P34"><text:span text:style-name="T87">b</text:span><text:span text:style-name="T88"/></text:p>
          </table:table-cell>
          <table:table-cell table:style-name="TableCell010003">
            <text:p text:style-name="P34"><text:span text:style-name="T89">c</text:span><text:span text:style-name="T90"/></text:p>
          </table:table-cell>
          <table:table-cell table:style-name="TableCell010004">
            <text:p text:style-name="P34"><text:span text:style-name="T91">d</text:span><text:span text:style-name="T92"/></text:p>
          </table:table-cell>
          <table:table-cell table:style-name="TableCell010005">
            <text:p text:style-name="P34"><text:span text:style-name="T93">e</text:span><text:span text:style-name="T94"/></text:p>
          </table:table-cell>
          <table:table-cell table:style-name="TableCell010006">
            <text:p text:style-name="P34"><text:span text:style-name="T95">f</text:span><text:span text:style-name="T96"/></text:p>
          </table:table-cell>
          <table:table-cell table:style-name="TableCell010007">
            <text:p text:style-name="P34"><text:span text:style-name="T97">g</text:span><text:span text:style-name="T98"/></text:p>
          </table:table-cell>
          <table:table-cell table:style-name="TableCell010008">
            <text:p text:style-name="P34"><text:span text:style-name="T99">h</text:span><text:span text:style-name="T100"/></text:p>
          </table:table-cell>
          <table:table-cell table:style-name="TableCell010009">
            <text:p text:style-name="P34"><text:span text:style-name="T101">i</text:span><text:span text:style-name="T102"/></text:p>
          </table:table-cell>
          <table:table-cell table:style-name="TableCell010010">
            <text:p text:style-name="P34"><text:span text:style-name="T103">j</text:span><text:span text:style-name="T104"/></text:p>
          </table:table-cell>
          <table:table-cell table:style-name="TableCell010011">
            <text:p text:style-name="P34"><text:span text:style-name="T105">k</text:span><text:span text:style-name="T106"/></text:p>
          </table:table-cell>
          <table:table-cell table:style-name="TableCell010012">
            <text:p text:style-name="P34"><text:span text:style-name="T107">l</text:span><text:span text:style-name="T108"/></text:p>
          </table:table-cell>
        </table:table-row>
        <table:table-row table:style-name="TableRow0101">
          <table:table-cell table:style-name="TableCell010100">
            <text:p text:style-name="P37"><text:span text:style-name="T109">1</text:span><text:span text:style-name="T110"/></text:p>
          </table:table-cell>
          <table:table-cell table:style-name="TableCell010101">
            <text:p text:style-name="P37"><text:span text:style-name="T110"/></text:p>
          </table:table-cell>
          <table:table-cell table:style-name="TableCell010102">
            <text:p text:style-name="P37"><text:span text:style-name="T110"/></text:p>
          </table:table-cell>
          <table:table-cell table:style-name="TableCell010103">
            <text:p text:style-name="P37"><text:span text:style-name="T111">H</text:span><text:span text:style-name="T112"/></text:p>
          </table:table-cell>
          <table:table-cell table:style-name="TableCell010104">
            <text:p text:style-name="P37"><text:span text:style-name="T113">M</text:span><text:span text:style-name="T114"/></text:p>
          </table:table-cell>
          <table:table-cell table:style-name="TableCell010105">
            <text:p text:style-name="P37"><text:span text:style-name="T114"/></text:p>
          </table:table-cell>
          <table:table-cell table:style-name="TableCell010106">
            <text:p text:style-name="P37"><text:span text:style-name="T115">H</text:span><text:span text:style-name="T116"/></text:p>
          </table:table-cell>
          <table:table-cell table:style-name="TableCell010107">
            <text:p text:style-name="P37"><text:span text:style-name="T117">H</text:span><text:span text:style-name="T118"/></text:p>
          </table:table-cell>
          <table:table-cell table:style-name="TableCell010108">
            <text:p text:style-name="P38"><text:span text:style-name="T119">M</text:span><text:span text:style-name="T120"/></text:p>
          </table:table-cell>
          <table:table-cell table:style-name="TableCell010109">
            <text:p text:style-name="P38"><text:span text:style-name="T121">L</text:span><text:span text:style-name="T122"/></text:p>
          </table:table-cell>
          <table:table-cell table:style-name="TableCell010110">
            <text:p text:style-name="P38"><text:span text:style-name="T122"/></text:p>
          </table:table-cell>
          <table:table-cell table:style-name="TableCell010111">
            <text:p text:style-name="P38"><text:span text:style-name="T122"/></text:p>
          </table:table-cell>
          <table:table-cell table:style-name="TableCell010112">
            <text:p text:style-name="P38"><text:span text:style-name="T122"/></text:p>
          </table:table-cell>
        </table:table-row>
        <table:table-row table:style-name="TableRow0102">
          <table:table-cell table:style-name="TableCell010200">
            <text:p text:style-name="P41"><text:span text:style-name="T123">2</text:span><text:span text:style-name="T124"/></text:p>
          </table:table-cell>
          <table:table-cell table:style-name="TableCell010201">
            <text:p text:style-name="P41"><text:span text:style-name="T124"/></text:p>
          </table:table-cell>
          <table:table-cell table:style-name="TableCell010202">
            <text:p text:style-name="P41"><text:span text:style-name="T124"/></text:p>
          </table:table-cell>
          <table:table-cell table:style-name="TableCell010203">
            <text:p text:style-name="P41"><text:span text:style-name="T125">H</text:span><text:span text:style-name="T126"/></text:p>
          </table:table-cell>
          <table:table-cell table:style-name="TableCell010204">
            <text:p text:style-name="P41"><text:span text:style-name="T127">H</text:span><text:span text:style-name="T128"/></text:p>
          </table:table-cell>
          <table:table-cell table:style-name="TableCell010205">
            <text:p text:style-name="P41"><text:span text:style-name="T128"/></text:p>
          </table:table-cell>
          <table:table-cell table:style-name="TableCell010206">
            <text:p text:style-name="P41"><text:span text:style-name="T129">H</text:span><text:span text:style-name="T130"/></text:p>
          </table:table-cell>
          <table:table-cell table:style-name="TableCell010207">
            <text:p text:style-name="P41"><text:span text:style-name="T131">H</text:span><text:span text:style-name="T132"/></text:p>
          </table:table-cell>
          <table:table-cell table:style-name="TableCell010208">
            <text:p text:style-name="P42"><text:span text:style-name="T133">H</text:span><text:span text:style-name="T134"/></text:p>
          </table:table-cell>
          <table:table-cell table:style-name="TableCell010209">
            <text:p text:style-name="P42"><text:span text:style-name="T135">M</text:span><text:span text:style-name="T136"/></text:p>
          </table:table-cell>
          <table:table-cell table:style-name="TableCell010210">
            <text:p text:style-name="P42"><text:span text:style-name="T136"/></text:p>
          </table:table-cell>
          <table:table-cell table:style-name="TableCell010211">
            <text:p text:style-name="P42"><text:span text:style-name="T136"/></text:p>
          </table:table-cell>
          <table:table-cell table:style-name="TableCell010212">
            <text:p text:style-name="P42"><text:span text:style-name="T136"/></text:p>
          </table:table-cell>
        </table:table-row>
        <table:table-row table:style-name="TableRow0103">
          <table:table-cell table:style-name="TableCell010300">
            <text:p text:style-name="P44"><text:span text:style-name="T137">3</text:span><text:span text:style-name="T138"/></text:p>
          </table:table-cell>
          <table:table-cell table:style-name="TableCell010301">
            <text:p text:style-name="P44"><text:span text:style-name="T138"/></text:p>
          </table:table-cell>
          <table:table-cell table:style-name="TableCell010302">
            <text:p text:style-name="P44"><text:span text:style-name="T139">L</text:span><text:span text:style-name="T140"/></text:p>
          </table:table-cell>
          <table:table-cell table:style-name="TableCell010303">
            <text:p text:style-name="P44"><text:span text:style-name="T141">M</text:span><text:span text:style-name="T142"/></text:p>
          </table:table-cell>
          <table:table-cell table:style-name="TableCell010304">
            <text:p text:style-name="P44"><text:span text:style-name="T143">H</text:span><text:span text:style-name="T144"/></text:p>
          </table:table-cell>
          <table:table-cell table:style-name="TableCell010305">
            <text:p text:style-name="P44"><text:span text:style-name="T145">M</text:span><text:span text:style-name="T146"/></text:p>
          </table:table-cell>
          <table:table-cell table:style-name="TableCell010306">
            <text:p text:style-name="P44"><text:span text:style-name="T147">H</text:span><text:span text:style-name="T148"/></text:p>
          </table:table-cell>
          <table:table-cell table:style-name="TableCell010307">
            <text:p text:style-name="P44"><text:span text:style-name="T148"/></text:p>
          </table:table-cell>
          <table:table-cell table:style-name="TableCell010308">
            <text:p text:style-name="P45"><text:span text:style-name="T149">H</text:span><text:span text:style-name="T150"/></text:p>
          </table:table-cell>
          <table:table-cell table:style-name="TableCell010309">
            <text:p text:style-name="P45"><text:span text:style-name="T151">L</text:span><text:span text:style-name="T152"/></text:p>
          </table:table-cell>
          <table:table-cell table:style-name="TableCell010310">
            <text:p text:style-name="P45"><text:span text:style-name="T153">L</text:span><text:span text:style-name="T154"/></text:p>
          </table:table-cell>
          <table:table-cell table:style-name="TableCell010311">
            <text:p text:style-name="P45"><text:span text:style-name="T154"/></text:p>
          </table:table-cell>
          <table:table-cell table:style-name="TableCell010312">
            <text:p text:style-name="P45"><text:span text:style-name="T154"/></text:p>
          </table:table-cell>
        </table:table-row>
        <table:table-row table:style-name="TableRow0104">
          <table:table-cell table:style-name="TableCell010400">
            <text:p text:style-name="P47"><text:span text:style-name="T155">4</text:span><text:span text:style-name="T156"/></text:p>
          </table:table-cell>
          <table:table-cell table:style-name="TableCell010401">
            <text:p text:style-name="P47"><text:span text:style-name="T156"/></text:p>
          </table:table-cell>
          <table:table-cell table:style-name="TableCell010402">
            <text:p text:style-name="P47"><text:span text:style-name="T157">L</text:span><text:span text:style-name="T158"/></text:p>
          </table:table-cell>
          <table:table-cell table:style-name="TableCell010403">
            <text:p text:style-name="P47"><text:span text:style-name="T159">H</text:span><text:span text:style-name="T160"/></text:p>
          </table:table-cell>
          <table:table-cell table:style-name="TableCell010404">
            <text:p text:style-name="P47"><text:span text:style-name="T161">M</text:span><text:span text:style-name="T162"/></text:p>
          </table:table-cell>
          <table:table-cell table:style-name="TableCell010405">
            <text:p text:style-name="P47"><text:span text:style-name="T163">M</text:span><text:span text:style-name="T164"/></text:p>
          </table:table-cell>
          <table:table-cell table:style-name="TableCell010406">
            <text:p text:style-name="P47"><text:span text:style-name="T165">M</text:span><text:span text:style-name="T166"/></text:p>
          </table:table-cell>
          <table:table-cell table:style-name="TableCell010407">
            <text:p text:style-name="P47"><text:span text:style-name="T166"/></text:p>
          </table:table-cell>
          <table:table-cell table:style-name="TableCell010408">
            <text:p text:style-name="P48"><text:span text:style-name="T167">H</text:span><text:span text:style-name="T168"/></text:p>
          </table:table-cell>
          <table:table-cell table:style-name="TableCell010409">
            <text:p text:style-name="P48"><text:span text:style-name="T169">M</text:span><text:span text:style-name="T170"/></text:p>
          </table:table-cell>
          <table:table-cell table:style-name="TableCell010410">
            <text:p text:style-name="P48"><text:span text:style-name="T171">H</text:span><text:span text:style-name="T172"/></text:p>
          </table:table-cell>
          <table:table-cell table:style-name="TableCell010411">
            <text:p text:style-name="P48"><text:span text:style-name="T173">M</text:span><text:span text:style-name="T174"/></text:p>
          </table:table-cell>
          <table:table-cell table:style-name="TableCell010412">
            <text:p text:style-name="P48"><text:span text:style-name="T174"/></text:p>
          </table:table-cell>
        </table:table-row>
        <table:table-row table:style-name="TableRow0105">
          <table:table-cell table:style-name="TableCell010500">
            <text:p text:style-name="P50"><text:span text:style-name="T175">5</text:span><text:span text:style-name="T176"/></text:p>
          </table:table-cell>
          <table:table-cell table:style-name="TableCell010501">
            <text:p text:style-name="P50"><text:span text:style-name="T176"/></text:p>
          </table:table-cell>
          <table:table-cell table:style-name="TableCell010502">
            <text:p text:style-name="P50"><text:span text:style-name="T176"/></text:p>
          </table:table-cell>
          <table:table-cell table:style-name="TableCell010503">
            <text:p text:style-name="P50"><text:span text:style-name="T177">H</text:span><text:span text:style-name="T178"/></text:p>
          </table:table-cell>
          <table:table-cell table:style-name="TableCell010504">
            <text:p text:style-name="P50"><text:span text:style-name="T178"/></text:p>
          </table:table-cell>
          <table:table-cell table:style-name="TableCell010505">
            <text:p text:style-name="P50"><text:span text:style-name="T178"/></text:p>
          </table:table-cell>
          <table:table-cell table:style-name="TableCell010506">
            <text:p text:style-name="P50"><text:span text:style-name="T179">H</text:span><text:span text:style-name="T180"/></text:p>
          </table:table-cell>
          <table:table-cell table:style-name="TableCell010507">
            <text:p text:style-name="P50"><text:span text:style-name="T181">L</text:span><text:span text:style-name="T182"/></text:p>
          </table:table-cell>
          <table:table-cell table:style-name="TableCell010508">
            <text:p text:style-name="P51"><text:span text:style-name="T183">H</text:span><text:span text:style-name="T184"/></text:p>
          </table:table-cell>
          <table:table-cell table:style-name="TableCell010509">
            <text:p text:style-name="P51"><text:span text:style-name="T185">H</text:span><text:span text:style-name="T186"/></text:p>
          </table:table-cell>
          <table:table-cell table:style-name="TableCell010510">
            <text:p text:style-name="P51"><text:span text:style-name="T186"/></text:p>
          </table:table-cell>
          <table:table-cell table:style-name="TableCell010511">
            <text:p text:style-name="P51"><text:span text:style-name="T186"/></text:p>
          </table:table-cell>
          <table:table-cell table:style-name="TableCell010512">
            <text:p text:style-name="P51"><text:span text:style-name="T186"/></text:p>
          </table:table-cell>
        </table:table-row>
      </table:table>
      <text:p text:style-name="P53"><text:span text:style-name="T186"/></text:p>
      <text:p text:style-name="P53"><text:span text:style-name="T187">H : High<text:s text:c="7"/>M: Medium<text:s text:c="8"/>L : Low</text:span></text:p>
      <text:p text:style-name="P53"><text:span text:style-name="T188"/></text:p>
      <text:p text:style-name="P54"><text:span text:style-name="T188"/></text:p>
      <text:p text:style-name="P54"><text:span text:style-name="T189">TEXT BOOKS :</text:span></text:p>
      <text:p text:style-name="P54"><text:span text:style-name="T190">1. “Managing Engineering and Technology”, 3rd Edition,- Daniel L. Babcock, Lucy C Morse</text:span><text:span text:style-name="T191">.</text:span></text:p>
      <text:p text:style-name="P54"><text:span text:style-name="T192">2. “Management in Engineering – Principles and Practice”, Second Edition, - Gail<text:s text:c="2"/></text:span></text:p>
      <text:p text:style-name="P54"><text:span text:style-name="T192"><text:s text:c="5"/>Freeman Bell, James Balkwill; Prentice Hall of India Pvt. Ltd., New Delhi – 110001.</text:span></text:p>
      <text:p text:style-name="P54"><text:span text:style-name="T192">3. “Essentials of Management”, Fifth Edition, - Harold Koontz, Heinz Weihrich; Tata MacGraw Hill</text:span></text:p>
      <text:p text:style-name="P54"><text:span text:style-name="T192"><text:s text:c="5"/>Edition, New Delhi.</text:span></text:p>
      <text:p text:style-name="P54"><text:span text:style-name="T192">4. “Engineering Economics”, 4</text:span><text:span text:style-name="T193">th</text:span><text:span text:style-name="T194"><text:s/>Edition,<text:s text:c="3"/>-<text:s text:c="3"/>James L. Riggs,<text:s text:c="2"/>David D. Bedworth,<text:s text:c="2"/></text:span></text:p>
      <text:p text:style-name="P54"><text:span text:style-name="T194"><text:s text:c="5"/>Sabah U. Randhawa;<text:s text:c="2"/>Tata McGraw Hill Edition.</text:span></text:p>
      <text:p text:style-name="P54"><text:span text:style-name="T194">5.<text:s text:c="2"/>“Industrial and Business Management”,<text:s text:c="2"/>- Martand T Telsang; Sulthan Chand &amp; </text:span></text:p>
      <text:p text:style-name="P54"><text:span text:style-name="T194"><text:s text:c="6"/>Company Ltd., New Delhi – 110055.</text:span></text:p>
      <text:p text:style-name="P54"><text:span text:style-name="T195"/></text:p>
      <text:p text:style-name="P54"><text:span text:style-name="T195"/></text:p>
      <text:p text:style-name="P54"><text:span text:style-name="T196">REFERENCE BOOKS :</text:span></text:p>
      <text:list text:style-name="L55">
        <text:list-item>
          <text:p text:style-name="P55"><text:span text:style-name="T197">“Fundamentals of Financial Management”, - Prasanna Chandra; Tata McGraw Hill Publishing Company Ltd, New Delhi.</text:span></text:p>
        </text:list-item>
        <text:list-item>
          <text:p text:style-name="P55"><text:span text:style-name="T197">“Operation Research”, - S. D. Sharma.</text:span></text:p>
        </text:list-item>
        <text:list-item>
          <text:p text:style-name="P55"><text:span text:style-name="T197">“Operation Research – An Introduction”, - Hamdy A Taha; Pearson Prentice Hall.</text:span></text:p>
        </text:list-item>
        <text:list-item>
          <text:p text:style-name="P55"><text:span text:style-name="T197">“Organizational Behaviour”,<text:s text:c="2"/>- Stephen P Robbins; Prentice Hall, India.</text:span></text:p>
        </text:list-item>
        <text:list-item>
          <text:p text:style-name="P55"><text:span text:style-name="T197">“Organizational Behaviour”,<text:s text:c="2"/>- Fred Luthans;<text:s text:c="2"/>McGraw Hill International Edition.</text:span></text:p>
        </text:list-item>
        <text:list-item>
          <text:p text:style-name="P55"><text:span text:style-name="T197">“Financial Management – Text, Problems &amp; Cases”, - M Y Khan,<text:s text:c="2"/>P K Jain; Tata McGraw Hill.</text:span></text:p>
        </text:list-item>
      </text:list>
      <text:p text:style-name="P56"><text:span text:style-name="T198"/></text:p>
      <text:p text:style-name="P56"><text:span text:style-name="T199">***</text:span></text:p>
      <text:p text:style-name="P57"><text:span text:style-name="T200"/></text:p>
      <text:p text:style-name="P57"><text:span text:style-name="T200"/></text:p>
      <text:p text:style-name="P57"><text:span text:style-name="T201">Revisions made:</text:span></text:p>
      <text:p text:style-name="P57"><text:span text:style-name="T202"/></text:p>
      <text:p text:style-name="P57"><text:span text:style-name="T203">1. Break Even Analysis added to the first unit as a tool of decision making</text:span></text:p>
      <text:p text:style-name="P57"><text:span text:style-name="T204"/></text:p>
      <text:p text:style-name="P57"><text:span text:style-name="T205">2. Managerial Grid added in third unit to analyse leadership approaches and applications in modern organizations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